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Source Code Pro" svg:font-family="'Source Code Pro'" style:font-adornments="Обычный" style:font-pitch="fixed"/>
    <style:font-face style:name="Source Code Pro Semibold" svg:font-family="'Source Code Pro Semibold'" style:font-adornments="Обычный" style:font-pitch="fixed"/>
  </office:font-face-decls>
  <office:automatic-styles>
    <style:style style:name="P1" style:family="paragraph" style:parent-style-name="Ведомство_20_учреждение" style:master-page-name="First_20_Page">
      <style:paragraph-properties style:page-number="auto"/>
    </style:style>
    <style:style style:name="P2" style:family="paragraph" style:parent-style-name="Ведомство_20_и_20_организация">
      <style:text-properties officeooo:rsid="003a0181" officeooo:paragraph-rsid="01249f5b"/>
    </style:style>
    <style:style style:name="P3" style:family="paragraph" style:parent-style-name="Заголовок_20_2_20_на_20_титульной">
      <style:text-properties officeooo:paragraph-rsid="01249f5b"/>
    </style:style>
    <style:style style:name="P4" style:family="paragraph" style:parent-style-name="Text_20_body">
      <style:paragraph-properties fo:text-align="center" style:justify-single-word="false"/>
      <style:text-properties officeooo:paragraph-rsid="00ba4877"/>
    </style:style>
    <style:style style:name="P5" style:family="paragraph" style:parent-style-name="Заголовок_20_1_20_на_20_титульной">
      <style:text-properties officeooo:rsid="003ec6b8" officeooo:paragraph-rsid="00ba4877"/>
    </style:style>
    <style:style style:name="P6" style:family="paragraph" style:parent-style-name="Заголовок_20_1_20_на_20_титульной">
      <style:text-properties officeooo:rsid="00740306" officeooo:paragraph-rsid="00ba4877"/>
    </style:style>
    <style:style style:name="P7" style:family="paragraph" style:parent-style-name="Заголовок_20_2_20_на_20_титульной">
      <style:text-properties officeooo:rsid="003ec6b8" officeooo:paragraph-rsid="00ba4877"/>
    </style:style>
    <style:style style:name="P8" style:family="paragraph" style:parent-style-name="Блок_20_научного_20_руководителя" style:master-page-name="">
      <loext:graphic-properties draw:fill="none" draw:fill-color="#729fcf"/>
      <style:paragraph-properties fo:margin-left="5.001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</style:style>
    <style:style style:name="P9" style:family="paragraph" style:parent-style-name="Блок_20_научного_20_руководителя">
      <loext:graphic-properties draw:fill="none" draw:fill-color="#729fcf"/>
      <style:paragraph-properties fo:margin-left="5.001cm" fo:margin-right="0cm" fo:margin-top="0cm" fo:margin-bottom="0.25cm" style:contextual-spacing="true" fo:line-height="120%" fo:text-align="start" style:justify-single-word="false" fo:text-indent="0cm" style:auto-text-indent="false" fo:background-color="transparent"/>
    </style:style>
    <style:style style:name="P10" style:family="paragraph" style:parent-style-name="Блок_20_научного_20_руководителя" style:master-page-name="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  <style:text-properties officeooo:paragraph-rsid="0129e68b"/>
    </style:style>
    <style:style style:name="P11" style:family="paragraph" style:parent-style-name="Блок_20_научного_20_руководителя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paragraph-rsid="0129e68b"/>
    </style:style>
    <style:style style:name="P12" style:family="paragraph" style:parent-style-name="Блок_20_научного_20_руководителя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rsid="012693c1" officeooo:paragraph-rsid="0129e68b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>
      <style:text-properties officeooo:paragraph-rsid="00ba4877"/>
    </style:style>
    <style:style style:name="P15" style:family="paragraph" style:parent-style-name="Text_20_body" style:list-style-name="L1">
      <style:text-properties officeooo:paragraph-rsid="00ba4877"/>
    </style:style>
    <style:style style:name="P16" style:family="paragraph" style:parent-style-name="Heading_20_1">
      <style:text-properties officeooo:rsid="0133d30d"/>
    </style:style>
    <style:style style:name="P17" style:family="paragraph" style:parent-style-name="Heading_20_3">
      <style:text-properties officeooo:rsid="0133d30d" officeooo:paragraph-rsid="0133d30d"/>
    </style:style>
    <style:style style:name="P18" style:family="paragraph" style:parent-style-name="Text_20_body">
      <style:text-properties officeooo:paragraph-rsid="0133d30d"/>
    </style:style>
    <style:style style:name="P19" style:family="paragraph" style:parent-style-name="Text_20_body" style:list-style-name="L2">
      <style:text-properties officeooo:paragraph-rsid="0133d30d"/>
    </style:style>
    <style:style style:name="P20" style:family="paragraph" style:parent-style-name="Text_20_body" style:list-style-name="L3">
      <style:text-properties officeooo:paragraph-rsid="0133d30d"/>
    </style:style>
    <style:style style:name="P21" style:family="paragraph" style:parent-style-name="Heading_20_3">
      <style:paragraph-properties fo:keep-with-next="always"/>
      <style:text-properties style:font-name-asian="Noto Sans CJK SC" style:font-name-complex="Noto Sans Devanagari1"/>
    </style:style>
    <style:style style:name="P22" style:family="paragraph" style:parent-style-name="Text_20_body">
      <style:text-properties officeooo:rsid="0133d30d" officeooo:paragraph-rsid="0133d30d"/>
    </style:style>
    <style:style style:name="P23" style:family="paragraph" style:parent-style-name="Text_20_body">
      <style:paragraph-properties fo:break-before="page"/>
      <style:text-properties officeooo:paragraph-rsid="00ba4877"/>
    </style:style>
    <style:style style:name="P24" style:family="paragraph" style:parent-style-name="Text_20_body" style:list-style-name="L4">
      <style:text-properties officeooo:paragraph-rsid="00ba4877"/>
    </style:style>
    <style:style style:name="P25" style:family="paragraph" style:parent-style-name="Text_20_body" style:list-style-name="L5">
      <style:text-properties officeooo:paragraph-rsid="00ba4877"/>
    </style:style>
    <style:style style:name="P26" style:family="paragraph" style:parent-style-name="Text_20_body" style:list-style-name="L6">
      <style:text-properties officeooo:paragraph-rsid="00ba4877"/>
    </style:style>
    <style:style style:name="P27" style:family="paragraph" style:parent-style-name="Text_20_body" style:list-style-name="L7">
      <style:text-properties officeooo:paragraph-rsid="00ba4877"/>
    </style:style>
    <style:style style:name="P28" style:family="paragraph" style:parent-style-name="Text_20_body" style:list-style-name="L8">
      <style:text-properties officeooo:paragraph-rsid="00ba4877"/>
    </style:style>
    <style:style style:name="P29" style:family="paragraph" style:parent-style-name="Text_20_body" style:list-style-name="L9">
      <style:text-properties officeooo:paragraph-rsid="00ba4877"/>
    </style:style>
    <style:style style:name="P30" style:family="paragraph" style:parent-style-name="Heading_20_1">
      <style:text-properties officeooo:rsid="0133d30d" officeooo:paragraph-rsid="0133d30d"/>
    </style:style>
    <style:style style:name="P31" style:family="paragraph" style:parent-style-name="Text_20_body" style:list-style-name="L10">
      <style:text-properties officeooo:paragraph-rsid="00ba4877"/>
    </style:style>
    <style:style style:name="P32" style:family="paragraph" style:parent-style-name="Text_20_body" style:list-style-name="L10">
      <style:text-properties officeooo:rsid="013235b6" officeooo:paragraph-rsid="013235b6"/>
    </style:style>
    <style:style style:name="T1" style:family="text">
      <style:text-properties officeooo:rsid="01249f5b"/>
    </style:style>
    <style:style style:name="T2" style:family="text">
      <style:text-properties officeooo:rsid="012d105e"/>
    </style:style>
    <style:style style:name="T3" style:family="text">
      <style:text-properties officeooo:rsid="003e523d"/>
    </style:style>
    <style:style style:name="T4" style:family="text">
      <style:text-properties officeooo:rsid="003c9835"/>
    </style:style>
    <style:style style:name="T5" style:family="text">
      <style:text-properties officeooo:rsid="0133d30d"/>
    </style:style>
    <style:style style:name="T6" style:family="text">
      <style:text-properties officeooo:rsid="012693c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 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1" text:separation-character="." text:name="Equation"/>
      </text:sequence-decls>
      <text:p text:style-name="P1">Министерство образования и науки Краснодарского края</text:p>
      <text:p text:style-name="P2">ГОСУДАРСТВЕННОЕ БЮДЖЕТНОЕ ПРОФЕССИОНАЛЬНОЕ ОБРАЗОВАТЕЛЬНОЕ УЧРЕЖДЕНИЕ КРАСНОДАРСКОГО КРАЯ ЕЙСКИЙ ПОЛИПРОФИЛЬНЫЙ КОЛЛЕДЖ</text:p>
      <text:p text:style-name="Ведомство_20_учреждение"><text:span text:style-name="T1">(</text:span>ГБПОУ КК ЕПК<text:span text:style-name="T1">)</text:span></text:p>
      <text:p text:style-name="Text_20_body"/>
      <text:p text:style-name="Основной_20_текст_20_на_20_титульной"/>
      <text:p text:style-name="Основной_20_текст_20_на_20_титульной">Отделение педагогики</text:p>
      <text:p text:style-name="Text_20_body"/>
      <text:p text:style-name="Text_20_body"/>
      <text:p text:style-name="P3">ОТЧЕТ ПО <text:span text:style-name="T2">УЧЕБНОЙ ПРАКТИКЕ</text:span></text:p>
      <text:p text:style-name="P4"/>
      <text:p text:style-name="P5"/>
      <text:p text:style-name="P6">Разработка (подготовка) документации и отчетных форм для внедрения программных средств</text:p>
      <text:p text:style-name="P5"/>
      <text:p text:style-name="P7"/>
      <text:p text:style-name="P8"/>
      <text:p text:style-name="P9"/>
      <text:p text:style-name="P10"><text:span text:style-name="T3">Выполнил</text:span><text:span text:style-name="T4"><text:tab/><text:tab/></text:span><text:span text:style-name="T3">студент групп</text:span><text:span text:style-name="T5">ы</text:span><text:span text:style-name="T3"> </text:span><text:span text:style-name="T5">И-41</text:span></text:p>
      <text:p text:style-name="P11"><text:span text:style-name="T6"><text:tab/><text:tab/><text:tab/></text:span><text:span text:style-name="T5">Григорян Э.Г.</text:span></text:p>
      <text:p text:style-name="P12">Специальность <text:tab/>09.02.07 Информационные <text:tab/><text:tab/><text:tab/><text:tab/>системы и программирование</text:p>
      <text:p text:style-name="P11"><text:span text:style-name="T3">Руководитель</text:span> <text:tab/>преподаватель Фомин А. Т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Основной_20_текст_20_на_20_титульной">г. Ейск, 2025 г.</text:p>
      <text:h text:style-name="P13" text:outline-level="2" text:is-list-header="true"><text:tab/> Цель работы</text:h>
      <text:p text:style-name="P14">Сформировать практические навыки разработки комплекта документации, необходимой для успешного внедрения программного средства (ПС) в эксплуатацию.</text:p>
      <text:p text:style-name="P14"/>
      <text:h text:style-name="Heading_20_2" text:outline-level="2">Решаемые задачи</text:h>
      <text:list text:style-name="L1">
        <text:list-item>
          <text:p text:style-name="P15">изучить типовую структуру документации для внедрения ПО;</text:p>
        </text:list-item>
        <text:list-item>
          <text:p text:style-name="P15">разработать сценарий внедрения программного продукта;</text:p>
        </text:list-item>
        <text:list-item>
          <text:p text:style-name="P15">составить руководство оператора;</text:p>
        </text:list-item>
        <text:list-item>
          <text:p text:style-name="P15">подготовить отчётные формы для фиксации процесса внедрения;</text:p>
        </text:list-item>
        <text:list-item>
          <text:p text:style-name="P15">оформить документацию в соответствии с нормативными требованиями.</text:p>
        </text:list-item>
      </text:list>
      <text:p text:style-name="P14"/>
      <text:h text:style-name="P16" text:outline-level="1">1 Краткое описание программного средства (ПС)</text:h>
      <text:p text:style-name="Text_20_body"/>
      <text:h text:style-name="Heading_20_1" text:outline-level="1"><text:span text:style-name="T5">2</text:span> <text:span text:style-name="T5">Документация</text:span></text:h>
      <text:h text:style-name="P17" text:outline-level="3">2.1 Сценарий внедрения</text:h>
      <text:p text:style-name="P18">Составьте документ со следующей структурой:</text:p>
      <text:list text:style-name="L2">
        <text:list-item>
          <text:p text:style-name="P19">Цель внедрения — кратко о задачах ПС.</text:p>
        </text:list-item>
        <text:list-item>
          <text:p text:style-name="P19">Объекты внедрения — перечень рабочих мест/серверов.</text:p>
        </text:list-item>
        <text:list-item>
          <text:p text:style-name="P19">Этапы работ — последовательность действий (например):</text:p>
        </text:list-item>
        <text:list-item>
          <text:p text:style-name="P19">подготовка инфраструктуры;</text:p>
        </text:list-item>
        <text:list-item>
          <text:p text:style-name="P19">установка ПО;</text:p>
        </text:list-item>
        <text:list-item>
          <text:p text:style-name="P19">настройка параметров;</text:p>
        </text:list-item>
        <text:list-item>
          <text:p text:style-name="P19">импорт данных;</text:p>
        </text:list-item>
        <text:list-item>
          <text:p text:style-name="P19">обучение пользователей;</text:p>
        </text:list-item>
        <text:list-item>
          <text:p text:style-name="P19">опытная эксплуатация;</text:p>
        </text:list-item>
        <text:list-item>
          <text:p text:style-name="P19">приемо‑сдаточные испытания.</text:p>
        </text:list-item>
        <text:list-item>
          <text:p text:style-name="P19">Сроки — график выполнения этапов.</text:p>
        </text:list-item>
        <text:list-item>
          <text:p text:style-name="P19">Ответственные — роли и контакты участников.</text:p>
        </text:list-item>
        <text:list-item>
          <text:p text:style-name="P19"><text:soft-page-break/>Критерии готовности — признаки завершения каждого этапа.</text:p>
        </text:list-item>
        <text:list-item>
          <text:p text:style-name="P19">Риски и меры — возможные проблемы и способы их устранения.</text:p>
          <text:p text:style-name="P19"/>
        </text:list-item>
      </text:list>
      <text:h text:style-name="Heading_20_3" text:outline-level="3">2.2 Руководство оператора</text:h>
      <text:p text:style-name="P18">Оформите документ по ГОСТ 19.505‑79 со следующими разделами:</text:p>
      <text:list text:style-name="L3">
        <text:list-item>
          <text:p text:style-name="P20">Назначение — для чего предназначено ПС.</text:p>
        </text:list-item>
        <text:list-item>
          <text:p text:style-name="P20">Условия применения — требования к оборудованию, ПО, сети.</text:p>
        </text:list-item>
        <text:list-item>
          <text:p text:style-name="P20">Подготовка к работе — действия перед запуском.</text:p>
        </text:list-item>
        <text:list-item>
          <text:p text:style-name="P20">Описание операций — пошаговые инструкции для типовых задач (например, «Создание отчёта», «Поиск записи»).</text:p>
        </text:list-item>
        <text:list-item>
          <text:p text:style-name="P20">Сообщения оператору — список ошибок и способов их устранения.</text:p>
        </text:list-item>
        <text:list-item>
          <text:p text:style-name="P20">Аварийные ситуации — действия при сбоях.</text:p>
        </text:list-item>
        <text:list-item>
          <text:p text:style-name="P20">Рекомендации по эффективности — советы по быстрому выполнению задач.</text:p>
        </text:list-item>
      </text:list>
      <text:p text:style-name="P18"/>
      <text:h text:style-name="P21" text:outline-level="3">2.3 Инструкция по установке</text:h>
      <text:p text:style-name="P22"/>
      <text:h text:style-name="P21" text:outline-level="3">2.4 Протокол тестирования</text:h>
      <text:p text:style-name="P18"/>
      <text:p text:style-name="Text_20_body"/>
      <text:p text:style-name="P14"/>
      <text:p text:style-name="P23">Документация для внедрения — комплект документов, обеспечивающий:</text:p>
      <text:list text:style-name="L4">
        <text:list-item>
          <text:p text:style-name="P24">корректную установку и настройку ПО;</text:p>
        </text:list-item>
        <text:list-item>
          <text:p text:style-name="P24">обучение пользователей;</text:p>
        </text:list-item>
        <text:list-item>
          <text:p text:style-name="P24">контроль выполнения работ;</text:p>
        </text:list-item>
        <text:list-item>
          <text:p text:style-name="P24">передачу системы в эксплуатацию.</text:p>
        </text:list-item>
      </text:list>
      <text:p text:style-name="P14"/>
      <text:p text:style-name="P14">Основные виды документов:</text:p>
      <text:list text:style-name="L5">
        <text:list-item>
          <text:p text:style-name="P25">сценарий внедрения;</text:p>
        </text:list-item>
        <text:list-item>
          <text:p text:style-name="P25">руководство оператора;</text:p>
        </text:list-item>
        <text:list-item>
          <text:p text:style-name="P25">инструкция по установке;</text:p>
        </text:list-item>
        <text:list-item>
          <text:p text:style-name="P25">программа и методика испытаний;</text:p>
        </text:list-item>
        <text:list-item>
          <text:p text:style-name="P25">акт ввода в эксплуатацию;</text:p>
        </text:list-item>
        <text:list-item>
          <text:p text:style-name="P25">отчётные формы (журналы, протоколы).</text:p>
        </text:list-item>
      </text:list>
      <text:p text:style-name="P14"/>
      <text:p text:style-name="P14">Нормативные требования: ГОСТ 19.ХХХ (ЕСПД), ГОСТ 34.ХХХ (стандарты на автоматизированные системы).</text:p>
      <text:p text:style-name="P14"/>
      <text:h text:style-name="Heading_20_2" text:outline-level="2">Требования к оформлению:</text:h>
      <text:p text:style-name="P14"/>
      <text:list text:style-name="L6">
        <text:list-item>
          <text:p text:style-name="P26">нумерованные списки для пошаговых инструкций;</text:p>
        </text:list-item>
        <text:list-item>
          <text:p text:style-name="P26">скриншоты интерфейса с подписями;</text:p>
        </text:list-item>
        <text:list-item>
          <text:p text:style-name="P26">таблицы для перечней ошибок;</text:p>
        </text:list-item>
        <text:list-item>
          <text:p text:style-name="P26">чёткие формулировки без двусмысленностей.</text:p>
        </text:list-item>
      </text:list>
      <text:p text:style-name="P14"/>
      <text:h text:style-name="Heading_20_2" text:outline-level="2">Этап 3. Подготовка отчётных форм</text:h>
      <text:p text:style-name="Text_20_body"/>
      <text:p text:style-name="P14">Разработайте шаблоны для фиксации процесса:</text:p>
      <text:p text:style-name="P14">Журнал установки (столбцы):</text:p>
      <text:list text:style-name="L7">
        <text:list-item>
          <text:p text:style-name="P27">дата/время;</text:p>
        </text:list-item>
        <text:list-item>
          <text:p text:style-name="P27">этап;</text:p>
        </text:list-item>
        <text:list-item>
          <text:p text:style-name="P27">исполнитель;</text:p>
        </text:list-item>
        <text:list-item>
          <text:p text:style-name="P27">результат;</text:p>
        </text:list-item>
        <text:list-item>
          <text:p text:style-name="P27">замечания.</text:p>
        </text:list-item>
      </text:list>
      <text:p text:style-name="P14"><text:soft-page-break/></text:p>
      <text:p text:style-name="P14">Протокол тестирования (поля):</text:p>
      <text:list text:style-name="L8">
        <text:list-item>
          <text:p text:style-name="P28">номер теста;</text:p>
        </text:list-item>
        <text:list-item>
          <text:p text:style-name="P28">описание сценария;</text:p>
        </text:list-item>
        <text:list-item>
          <text:p text:style-name="P28">ожидаемый результат;</text:p>
        </text:list-item>
        <text:list-item>
          <text:p text:style-name="P28">фактический результат;</text:p>
        </text:list-item>
        <text:list-item>
          <text:p text:style-name="P28">статус (пройдено/не пройдено);</text:p>
        </text:list-item>
        <text:list-item>
          <text:p text:style-name="P28">подпись тестировщика.</text:p>
        </text:list-item>
      </text:list>
      <text:p text:style-name="P14"/>
      <text:p text:style-name="P14">Акт ввода в эксплуатацию (обязательные блоки):</text:p>
      <text:list text:style-name="L9">
        <text:list-item>
          <text:p text:style-name="P29">наименование ПС и версии;</text:p>
        </text:list-item>
        <text:list-item>
          <text:p text:style-name="P29">список объектов внедрения;</text:p>
        </text:list-item>
        <text:list-item>
          <text:p text:style-name="P29">перечень переданной документации;</text:p>
        </text:list-item>
        <text:list-item>
          <text:p text:style-name="P29">подписи сторон (заказчик/исполнитель).</text:p>
        </text:list-item>
      </text:list>
      <text:p text:style-name="P14"/>
      <text:p text:style-name="P14"/>
      <text:h text:style-name="P30" text:outline-level="1">3 Вывод</text:h>
      <text:p text:style-name="P14"/>
      <text:p text:style-name="P14">Отчёт должен содержать:</text:p>
      <text:list text:style-name="L10">
        <text:list-item>
          <text:p text:style-name="P31">Титульный лист (название работы, ФИО, группа, дата).</text:p>
        </text:list-item>
        <text:list-item>
          <text:p text:style-name="P31">Цель и задачи.</text:p>
        </text:list-item>
        <text:list-item>
          <text:p text:style-name="P31">Краткое описание выбранного ПС (1–2 абзаца).</text:p>
        </text:list-item>
        <text:list-item>
          <text:p text:style-name="P32">Разработанные документы.</text:p>
        </text:list-item>
        <text:list-item>
          <text:p text:style-name="P31">Анализ сложностей при разработке документации.</text:p>
        </text:list-item>
        <text:list-item>
          <text:p text:style-name="P31">Выводы (что узнали, как можно улучшить процесс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Source Code Pro" svg:font-family="'Source Code Pro'" style:font-adornments="Обычный" style:font-pitch="fixed"/>
    <style:font-face style:name="Source Code Pro Semibold" svg:font-family="'Source Code Pro Semibold'" style:font-adornments="Обычный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true" fo:line-height="120%" fo:text-align="justify" style:justify-single-word="false" fo:text-indent="1.251cm" style:auto-text-indent="false" style:page-number="auto"/>
      <style:text-properties style:font-name="PT Astra Serif2" fo:font-family="'PT Astra Serif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.199cm" style:contextual-spacing="true" fo:line-height="120%" fo:text-indent="1.251cm" style:auto-text-indent="false" style:page-number="auto"/>
      <style:text-properties style:font-name="PT Astra Serif2" fo:font-family="'PT Astra Serif'" style:font-style-name="Обычный" style:font-family-generic="roman" style:font-pitch="variable" fo:font-size="15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PT Astra Serif2" fo:font-family="'PT Astra Serif'" style:font-style-name="Обычный" style:font-family-generic="roman" style:font-pitch="variable" fo:font-size="10pt" style:font-size-asian="10pt" style:font-size-complex="10pt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 fo:padding="0cm" fo:border="none">
        <style:tab-stops/>
      </style:paragraph-properties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Основной_20_текст_20_на_20_титульной" style:display-name="Основной текст на титульной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style:font-name="PT Astra Serif" fo:font-family="'PT Astra Serif'" style:font-family-generic="roman" style:font-pitch="variable" fo:font-size="14pt" style:font-size-asian="14pt" style:font-size-complex="14pt"/>
    </style:style>
    <style:style style:name="Заголовок_20_1_20_на_20_титульной" style:display-name="Заголовок 1 на титульной" style:family="paragraph" style:parent-style-name="Text_20_body">
      <style:paragraph-properties fo:margin-top="0cm" fo:margin-bottom="0cm" style:contextual-spacing="true" fo:line-height="120%" fo:text-align="center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Блок_20_научного_20_руководителя" style:display-name="Блок научного руководителя" style:family="paragraph" style:parent-style-name="Text_20_body">
      <loext:graphic-properties draw:fill="none" draw:fill-color="#729fcf"/>
      <style:paragraph-properties fo:margin-left="11.2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style:font-name="PT Astra Serif" fo:font-family="'PT Astra Serif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cm" fo:margin-top="1cm" fo:margin-bottom="0cm" style:contextual-spacing="false" fo:line-height="150%" fo:text-align="start" style:justify-single-word="false" fo:text-indent="1.251cm" style:auto-text-indent="false" style:page-number="auto"/>
      <style:text-properties style:font-name="PT Astra Serif1" fo:font-family="'PT Astra Serif'" style:font-style-name="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499cm" fo:margin-bottom="0cm" style:contextual-spacing="false" fo:line-height="150%" fo:text-indent="1.251cm" style:auto-text-indent="false" style:page-number="auto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start" style:justify-single-word="false" fo:orphans="0" fo:widows="0" style:page-number="auto" text:number-lines="false" text:line-number="0"/>
      <style:text-properties style:font-name="PT Astra Serif2" fo:font-family="'PT Astra Serif'" style:font-style-name="Обычный" style:font-family-generic="roman" style:font-pitch="variable" fo:font-size="12pt"/>
    </style:style>
    <style:style style:name="Table" style:family="paragraph" style:parent-style-name="Caption" style:class="extra" style:master-page-name="">
      <style:paragraph-properties fo:margin-top="0cm" fo:margin-bottom="0cm" style:contextual-spacing="false" fo:line-height="150%" style:page-number="auto"/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римечание" style:family="paragraph" style:parent-style-name="Text_20_body">
      <style:text-properties fo:font-size="12pt" style:font-size-asian="12pt" style:font-size-complex="12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1cm" style:contextual-spacing="true" fo:line-height="150%" fo:text-align="center" style:justify-single-word="false" fo:text-indent="0cm" style:auto-text-indent="false" style:page-number="auto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1.251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line-height="15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2pt"/>
    </style:style>
    <style:style style:name="Contents_20_3" style:display-name="Contents 3" style:family="paragraph" style:parent-style-name="Index" style:class="index">
      <style:paragraph-properties fo:margin-left="2.499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Листинг" style:family="paragraph" style:parent-style-name="Caption" style:master-page-name="">
      <style:paragraph-properties fo:margin-top="0.3cm" fo:margin-bottom="0.3cm" style:contextual-spacing="false" fo:line-height="100%" fo:text-align="justify" style:justify-single-word="false" style:page-number="auto"/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Оформление_20_кода" style:display-name="Оформление кода" style:family="paragraph" style:parent-style-name="Table_20_Contents" style:master-page-name="">
      <style:paragraph-properties fo:line-height="150%" fo:text-align="start" style:justify-single-word="false" style:page-number="auto"/>
      <style:text-properties style:font-name="Source Code Pro Semibold" fo:font-family="'Source Code Pro Semibold'" style:font-style-name="Обычный" style:font-pitch="fixed" fo:font-size="11pt" fo:font-weight="600"/>
    </style:style>
    <style:style style:name="Frame_20_contents" style:display-name="Frame contents" style:family="paragraph" style:parent-style-name="Standard" style:class="extra"/>
    <style:style style:name="Заголовок_20_2_20_на_20_титульной" style:display-name="Заголовок 2 на титульной" style:family="paragraph" style:parent-style-name="Основной_20_текст_20_на_20_титульной">
      <style:paragraph-properties fo:line-height="120%"/>
      <style:text-properties fo:font-size="18pt" style:font-size-asian="16pt" style:font-size-complex="1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 fo:text-indent="1.251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3_20_на_20_титульной" style:display-name="Заголовок 3 на титульной" style:family="paragraph" style:parent-style-name="Заголовок_20_1_20_на_20_титульной">
      <style:text-properties fo:font-size="16pt" officeooo:rsid="003ec6b8" style:font-size-asian="16pt" style:font-size-complex="1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нсольный_20_вывод" style:display-name="Консольный вывод" style:family="paragraph" style:parent-style-name="Text_20_body">
      <loext:graphic-properties draw:fill="solid" draw:fill-color="#f5f5f5"/>
      <style:paragraph-properties fo:margin-top="0cm" fo:margin-bottom="0cm" style:contextual-spacing="true" fo:text-align="start" style:justify-single-word="false" fo:text-indent="0cm" style:auto-text-indent="false" fo:background-color="#f5f5f5" fo:padding="0.3cm" fo:border="0.74pt solid #000000"/>
      <style:text-properties style:font-name="Source Code Pro" fo:font-family="'Source Code Pro'" style:font-style-name="Обычный" style:font-pitch="fixed" fo:font-size="12pt" officeooo:rsid="0065057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Ведомство_20_учреждение" style:display-name="Ведомство учреждение" style:family="paragraph" style:parent-style-name="Основной_20_текст_20_на_20_титульной">
      <style:paragraph-properties fo:line-height="100%"/>
    </style:style>
    <style:style style:name="Ведомство_20_и_20_организация" style:display-name="Ведомство и организация" style:family="paragraph" style:parent-style-name="Основной_20_текст_20_на_20_титульной">
      <style:paragraph-properties fo:line-height="100%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умерация_20_строк_20_в_20_таблице" style:display-name="Нумерация строк в таблице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55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строк_20_кода" style:display-name="Нумерация строк кода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источников" style:display-name="Нумерация источников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2:27:14.612440458</meta:creation-date>
    <meta:editing-duration>PT11M45S</meta:editing-duration>
    <meta:editing-cycles>4</meta:editing-cycles>
    <meta:generator>LibreOffice/25.2.7.2$Windows_X86_64 LibreOffice_project/5cbfd1ab6520636bb5f7b99185aa69bd7456825d</meta:generator>
    <dc:date>2025-12-19T10:24:05.608498700</dc:date>
    <meta:document-statistic meta:table-count="0" meta:image-count="0" meta:object-count="0" meta:page-count="5" meta:paragraph-count="95" meta:word-count="467" meta:character-count="3547" meta:non-whitespace-character-count="3210"/>
  </office:meta>
</office:document-meta>
</file>